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4" table:style-name="ta1">
        <table:shapes>
          <draw:frame draw:z-index="0" draw:style-name="gr1" draw:text-style-name="P1" svg:width="15.999cm" svg:height="8.999cm" svg:x="2.05cm" svg:y="0.1cm">
            <draw:object draw:notify-on-update-of-ranges="FUNCAO4.B1:FUNCAO4.B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9.004cm" svg:x="15.466cm" svg:y="0.452cm">
            <draw:object draw:notify-on-update-of-ranges="FUNCAO4.C1:FUNCAO4.C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8" calcext:value-type="float">
            <text:p>136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57" calcext:value-type="float">
            <text:p>575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8" calcext:value-type="float">
            <text:p>48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float" office:value="276.409972" calcext:value-type="float">
            <text:p>276,4099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6" calcext:value-type="float">
            <text:p>83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298.179917" calcext:value-type="float">
            <text:p>298,179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2" calcext:value-type="float">
            <text:p>67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9" calcext:value-type="float">
            <text:p>629</text:p>
          </table:table-cell>
          <table:table-cell office:value-type="float" office:value="276.409972" calcext:value-type="float">
            <text:p>276,409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5" calcext:value-type="float">
            <text:p>59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9" calcext:value-type="float">
            <text:p>62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" calcext:value-type="float">
            <text:p>57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2" calcext:value-type="float">
            <text:p>46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1" calcext:value-type="float">
            <text:p>56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5" calcext:value-type="float">
            <text:p>49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5" calcext:value-type="float">
            <text:p>40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4" calcext:value-type="float">
            <text:p>36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" calcext:value-type="float">
            <text:p>39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1" calcext:value-type="float">
            <text:p>16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" calcext:value-type="float">
            <text:p>13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98.179936" calcext:value-type="float">
            <text:p>298,1799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274.291816" calcext:value-type="float">
            <text:p>274,2918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73.272656" calcext:value-type="float">
            <text:p>273,2726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47.074868" calcext:value-type="float">
            <text:p>347,0748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73.273165" calcext:value-type="float">
            <text:p>273,2731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73.272667" calcext:value-type="float">
            <text:p>273,272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80.089474" calcext:value-type="float">
            <text:p>280,0894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3.273268" calcext:value-type="float">
            <text:p>273,2732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73.272712" calcext:value-type="float">
            <text:p>273,2727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73.300798" calcext:value-type="float">
            <text:p>273,3007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73.281329" calcext:value-type="float">
            <text:p>273,2813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76.410248" calcext:value-type="float">
            <text:p>276,4102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73.272884" calcext:value-type="float">
            <text:p>273,2728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73.377612" calcext:value-type="float">
            <text:p>273,377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73.309017" calcext:value-type="float">
            <text:p>273,3090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73.362618" calcext:value-type="float">
            <text:p>273,3626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73.650351" calcext:value-type="float">
            <text:p>273,6503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73.579921" calcext:value-type="float">
            <text:p>273,5799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73.287903" calcext:value-type="float">
            <text:p>273,2879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73.86701" calcext:value-type="float">
            <text:p>273,867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75.186972" calcext:value-type="float">
            <text:p>275,1869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73.473858" calcext:value-type="float">
            <text:p>273,4738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73.396727" calcext:value-type="float">
            <text:p>273,3967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73.560187" calcext:value-type="float">
            <text:p>273,5601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74.287664" calcext:value-type="float">
            <text:p>274,2876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74.998832" calcext:value-type="float">
            <text:p>274,9988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76.412757" calcext:value-type="float">
            <text:p>276,4127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80.224971" calcext:value-type="float">
            <text:p>280,2249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74.732382" calcext:value-type="float">
            <text:p>274,7323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83.188247" calcext:value-type="float">
            <text:p>283,1882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3.674171" calcext:value-type="float">
            <text:p>273,6741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6.894594" calcext:value-type="float">
            <text:p>276,8945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75.15469" calcext:value-type="float">
            <text:p>275,154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74.32714" calcext:value-type="float">
            <text:p>274,32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74.69975" calcext:value-type="float">
            <text:p>274,699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75.917132" calcext:value-type="float">
            <text:p>275,9171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77.633816" calcext:value-type="float">
            <text:p>277,6338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74.29594" calcext:value-type="float">
            <text:p>274,295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83.425539" calcext:value-type="float">
            <text:p>283,4255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75.081621" calcext:value-type="float">
            <text:p>275,0816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73.506981" calcext:value-type="float">
            <text:p>273,5069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75.328592" calcext:value-type="float">
            <text:p>275,3285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76.477603" calcext:value-type="float">
            <text:p>276,4776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78.838486" calcext:value-type="float">
            <text:p>278,8384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73.584133" calcext:value-type="float">
            <text:p>273,5841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73.938545" calcext:value-type="float">
            <text:p>273,9385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74.636382" calcext:value-type="float">
            <text:p>274,6363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74.236185" calcext:value-type="float">
            <text:p>274,2361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74.292059" calcext:value-type="float">
            <text:p>274,2920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78.116823" calcext:value-type="float">
            <text:p>278,1168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81.910924" calcext:value-type="float">
            <text:p>281,9109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80.820531" calcext:value-type="float">
            <text:p>280,8205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76.418089" calcext:value-type="float">
            <text:p>276,4180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273.292439" calcext:value-type="float">
            <text:p>273,2924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76.454234" calcext:value-type="float">
            <text:p>276,4542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83.495329" calcext:value-type="float">
            <text:p>283,4953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77.361066" calcext:value-type="float">
            <text:p>277,3610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77.759198" calcext:value-type="float">
            <text:p>277,7591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73.519382" calcext:value-type="float">
            <text:p>273,5193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81.239399" calcext:value-type="float">
            <text:p>281,2393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280.483316" calcext:value-type="float">
            <text:p>280,4833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278.775268" calcext:value-type="float">
            <text:p>278,7752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273.337017" calcext:value-type="float">
            <text:p>273,3370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275.110064" calcext:value-type="float">
            <text:p>275,11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82.582979" calcext:value-type="float">
            <text:p>282,5829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277.905324" calcext:value-type="float">
            <text:p>277,9053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273.647388" calcext:value-type="float">
            <text:p>273,6473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285.807969" calcext:value-type="float">
            <text:p>285,8079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276.469421" calcext:value-type="float">
            <text:p>276,4694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87.103845" calcext:value-type="float">
            <text:p>287,1038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276.407345" calcext:value-type="float">
            <text:p>276,4073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274.254408" calcext:value-type="float">
            <text:p>274,2544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274.549299" calcext:value-type="float">
            <text:p>274,5492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74.166853" calcext:value-type="float">
            <text:p>274,1668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75.183843" calcext:value-type="float">
            <text:p>275,1838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273.789282" calcext:value-type="float">
            <text:p>273,7892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274.992491" calcext:value-type="float">
            <text:p>274,9924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276.189459" calcext:value-type="float">
            <text:p>276,1894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283.453031" calcext:value-type="float">
            <text:p>283,4530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277.37283" calcext:value-type="float">
            <text:p>277,372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273.377563" calcext:value-type="float">
            <text:p>273,3775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276.221179" calcext:value-type="float">
            <text:p>276,2211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279.473136" calcext:value-type="float">
            <text:p>279,4731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276.889447" calcext:value-type="float">
            <text:p>276,8894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76.835797" calcext:value-type="float">
            <text:p>276,8357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277.334214" calcext:value-type="float">
            <text:p>277,3342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274.976853" calcext:value-type="float">
            <text:p>274,9768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75.049443" calcext:value-type="float">
            <text:p>275,0494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277.040795" calcext:value-type="float">
            <text:p>277,0407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276.474535" calcext:value-type="float">
            <text:p>276,4745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274.055028" calcext:value-type="float">
            <text:p>274,0550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277.794383" calcext:value-type="float">
            <text:p>277,7943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76.422878" calcext:value-type="float">
            <text:p>276,4228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275.724248" calcext:value-type="float">
            <text:p>275,7242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273.698447" calcext:value-type="float">
            <text:p>273,6984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276.894202" calcext:value-type="float">
            <text:p>276,8942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274.873952" calcext:value-type="float">
            <text:p>274,8739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273.915077" calcext:value-type="float">
            <text:p>273,9150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282.304709" calcext:value-type="float">
            <text:p>282,3047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274.780739" calcext:value-type="float">
            <text:p>274,7807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278.90236" calcext:value-type="float">
            <text:p>278,902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279.446424" calcext:value-type="float">
            <text:p>279,4464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284.254867" calcext:value-type="float">
            <text:p>284,2548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75.275378" calcext:value-type="float">
            <text:p>275,2753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273.421023" calcext:value-type="float">
            <text:p>273,4210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293.775809" calcext:value-type="float">
            <text:p>293,7758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3.956827" calcext:value-type="float">
            <text:p>273,9568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277.601726" calcext:value-type="float">
            <text:p>277,6017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276.28544" calcext:value-type="float">
            <text:p>276,285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275.147612" calcext:value-type="float">
            <text:p>275,1476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276.457857" calcext:value-type="float">
            <text:p>276,4578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273.948314" calcext:value-type="float">
            <text:p>273,9483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284.186108" calcext:value-type="float">
            <text:p>284,186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278.546831" calcext:value-type="float">
            <text:p>278,5468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79.728665" calcext:value-type="float">
            <text:p>279,7286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277.505021" calcext:value-type="float">
            <text:p>277,5050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274.793389" calcext:value-type="float">
            <text:p>274,7933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274.59197" calcext:value-type="float">
            <text:p>274,591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276.876806" calcext:value-type="float">
            <text:p>276,8768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273.712232" calcext:value-type="float">
            <text:p>273,712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276.509582" calcext:value-type="float">
            <text:p>276,5095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278.005695" calcext:value-type="float">
            <text:p>278,0056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274.028123" calcext:value-type="float">
            <text:p>274,0281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277.521995" calcext:value-type="float">
            <text:p>277,5219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283.867253" calcext:value-type="float">
            <text:p>283,8672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76.496741" calcext:value-type="float">
            <text:p>276,4967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274.934498" calcext:value-type="float">
            <text:p>274,9344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office:value-type="float" office:value="275.840529" calcext:value-type="float">
            <text:p>275,8405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273.799679" calcext:value-type="float">
            <text:p>273,7996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76.863183" calcext:value-type="float">
            <text:p>276,8631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279.734277" calcext:value-type="float">
            <text:p>279,7342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274.132172" calcext:value-type="float">
            <text:p>274,1321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273.350617" calcext:value-type="float">
            <text:p>273,3506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274.01598" calcext:value-type="float">
            <text:p>274,015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276.423847" calcext:value-type="float">
            <text:p>276,4238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276.85727" calcext:value-type="float">
            <text:p>276,857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273.28075" calcext:value-type="float">
            <text:p>273,280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274.619609" calcext:value-type="float">
            <text:p>274,6196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282.019524" calcext:value-type="float">
            <text:p>282,0195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290.09433" calcext:value-type="float">
            <text:p>290,094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276.592343" calcext:value-type="float">
            <text:p>276,5923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274.472859" calcext:value-type="float">
            <text:p>274,4728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float" office:value="273.401085" calcext:value-type="float">
            <text:p>273,40108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office:value-type="float" office:value="280.148295" calcext:value-type="float">
            <text:p>280,1482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283.624816" calcext:value-type="float">
            <text:p>283,6248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" calcext:value-type="float">
            <text:p>15</text:p>
          </table:table-cell>
          <table:table-cell office:value-type="float" office:value="274.145226" calcext:value-type="float">
            <text:p>274,1452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float" office:value="278.379043" calcext:value-type="float">
            <text:p>278,3790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office:value-type="float" office:value="274.301508" calcext:value-type="float">
            <text:p>274,3015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74.903086" calcext:value-type="float">
            <text:p>274,9030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278.395306" calcext:value-type="float">
            <text:p>278,3953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276.487391" calcext:value-type="float">
            <text:p>276,4873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276.889367" calcext:value-type="float">
            <text:p>276,8893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277.007294" calcext:value-type="float">
            <text:p>277,0072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274.630196" calcext:value-type="float">
            <text:p>274,6301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274.362965" calcext:value-type="float">
            <text:p>274,3629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office:value-type="float" office:value="276.516547" calcext:value-type="float">
            <text:p>276,5165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273.689079" calcext:value-type="float">
            <text:p>273,6890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276.500657" calcext:value-type="float">
            <text:p>276,5006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" calcext:value-type="float">
            <text:p>15</text:p>
          </table:table-cell>
          <table:table-cell office:value-type="float" office:value="274.580613" calcext:value-type="float">
            <text:p>274,5806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277.168713" calcext:value-type="float">
            <text:p>277,1687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278.870734" calcext:value-type="float">
            <text:p>278,8707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" calcext:value-type="float">
            <text:p>15</text:p>
          </table:table-cell>
          <table:table-cell office:value-type="float" office:value="276.540106" calcext:value-type="float">
            <text:p>276,5401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278.009006" calcext:value-type="float">
            <text:p>278,0090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278.753163" calcext:value-type="float">
            <text:p>278,753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19:36.144529044</dc:date>
    <meta:editing-duration>PT1M39S</meta:editing-duration>
    <meta:editing-cycles>1</meta:editing-cycles>
    <meta:document-statistic meta:table-count="1" meta:cell-count="6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4 - AVALIAÇÕES</text:p>
        </chart:title>
        <chart:plot-area chart:style-name="ch3" table:cell-range-address="FUNCAO4.B1:FUNCAO4.B200" svg:x="1.331cm" svg:y="1.275cm" svg:width="14.349cm" svg:height="6.564cm">
          <chart:coordinate-region svg:x="2.323cm" svg:y="1.474cm" svg:width="13.283cm" svg:height="5.44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4.B1:FUNCAO4.B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80">
                <text:p>2280</text:p>
                <draw:g>
                  <svg:desc>FUNCAO4.B1:FUNCAO4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4.431cm" svg:y="0.316cm" chart:style-name="ch2">
          <text:p>FUNÇÃO TESTE 4 - AVALIAÇÕES</text:p>
        </chart:title>
        <chart:plot-area chart:style-name="ch3" table:cell-range-address="FUNCAO4.C1:FUNCAO4.C200" svg:x="1.33cm" svg:y="1.275cm" svg:width="14.34cm" svg:height="6.569cm">
          <chart:coordinate-region svg:x="2.137cm" svg:y="1.474cm" svg:width="13.46cm" svg:height="5.446cm"/>
          <chart:axis chart:dimension="x" chart:name="primary-x" chart:style-name="ch4">
            <chart:title svg:x="7.543cm" svg:y="8.024cm" chart:style-name="ch5">
              <text:p>GERAÇÕES</text:p>
            </chart:title>
          </chart:axis>
          <chart:axis chart:dimension="y" chart:name="primary-y" chart:style-name="ch4">
            <chart:title svg:x="0.451cm" svg:y="5.622cm" chart:style-name="ch6">
              <text:p>AVALIAÇÕES</text:p>
            </chart:title>
            <chart:grid chart:style-name="ch7" chart:class="major"/>
          </chart:axis>
          <chart:series chart:style-name="ch8" chart:values-cell-range-address="FUNCAO4.C1:FUNCAO4.C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272652">
                <text:p>273.272652</text:p>
                <draw:g>
                  <svg:desc>FUNCAO4.C1:FUNCAO4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.409972">
                <text:p>276.409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79917">
                <text:p>298.17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.409972">
                <text:p>276.409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8.179936">
                <text:p>298.179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4.291816">
                <text:p>274.291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.272656">
                <text:p>273.272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7.074868">
                <text:p>347.074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.273165">
                <text:p>273.273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.272667">
                <text:p>273.272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.089474">
                <text:p>280.089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.273268">
                <text:p>273.273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272712">
                <text:p>273.272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3.300798">
                <text:p>273.300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.281329">
                <text:p>273.281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.410248">
                <text:p>276.410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272884">
                <text:p>273.2728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3.377612">
                <text:p>273.37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.309017">
                <text:p>273.309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3.362618">
                <text:p>273.362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.650351">
                <text:p>273.6503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.579921">
                <text:p>273.579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3.287903">
                <text:p>273.287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3.86701">
                <text:p>273.86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5.186972">
                <text:p>275.186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3.473858">
                <text:p>273.4738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3.396727">
                <text:p>273.396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.560187">
                <text:p>273.560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4.287664">
                <text:p>274.287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4.998832">
                <text:p>274.9988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6.412757">
                <text:p>276.412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0.224971">
                <text:p>280.22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4.732382">
                <text:p>274.7323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3.188247">
                <text:p>283.1882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3.674171">
                <text:p>273.6741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.894594">
                <text:p>276.894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.15469">
                <text:p>275.15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4.32714">
                <text:p>274.32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4.69975">
                <text:p>274.69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.917132">
                <text:p>275.917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.633816">
                <text:p>277.633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4.29594">
                <text:p>274.29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3.425539">
                <text:p>283.425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.081621">
                <text:p>275.081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.506981">
                <text:p>273.506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5.328592">
                <text:p>275.3285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6.477603">
                <text:p>276.477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8.838486">
                <text:p>278.8384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3.584133">
                <text:p>273.584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3.938545">
                <text:p>273.938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4.636382">
                <text:p>274.636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4.236185">
                <text:p>274.236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4.292059">
                <text:p>274.292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8.116823">
                <text:p>278.11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1.910924">
                <text:p>281.910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0.820531">
                <text:p>280.8205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6.418089">
                <text:p>276.4180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.292439">
                <text:p>273.2924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6.454234">
                <text:p>276.454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3.495329">
                <text:p>283.495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7.361066">
                <text:p>277.3610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7.759198">
                <text:p>277.759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3.519382">
                <text:p>273.5193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1.239399">
                <text:p>281.239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0.483316">
                <text:p>280.483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8.775268">
                <text:p>278.775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3.337017">
                <text:p>273.337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.110064">
                <text:p>275.1100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2.582979">
                <text:p>282.582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7.905324">
                <text:p>277.9053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3.647388">
                <text:p>273.6473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5.807969">
                <text:p>285.8079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6.469421">
                <text:p>276.4694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7.103845">
                <text:p>287.1038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.407345">
                <text:p>276.407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4.254408">
                <text:p>274.254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4.549299">
                <text:p>274.549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4.166853">
                <text:p>274.1668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5.183843">
                <text:p>275.183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3.789282">
                <text:p>273.789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4.992491">
                <text:p>274.9924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6.189459">
                <text:p>276.1894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3.453031">
                <text:p>283.453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7.37283">
                <text:p>277.372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3.377563">
                <text:p>273.3775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.221179">
                <text:p>276.221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9.473136">
                <text:p>279.473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6.889447">
                <text:p>276.8894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6.835797">
                <text:p>276.835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7.334214">
                <text:p>277.3342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.976853">
                <text:p>274.9768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5.049443">
                <text:p>275.049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7.040795">
                <text:p>277.0407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6.474535">
                <text:p>276.4745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4.055028">
                <text:p>274.055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7.794383">
                <text:p>277.7943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6.422878">
                <text:p>276.4228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5.724248">
                <text:p>275.7242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3.698447">
                <text:p>273.698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6.894202">
                <text:p>276.894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4.873952">
                <text:p>274.8739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3.915077">
                <text:p>273.9150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2.304709">
                <text:p>282.304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4.780739">
                <text:p>274.7807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.90236">
                <text:p>278.902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9.446424">
                <text:p>279.446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4.254867">
                <text:p>284.2548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5.275378">
                <text:p>275.275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3.421023">
                <text:p>273.421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.775809">
                <text:p>293.7758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3.956827">
                <text:p>273.9568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7.601726">
                <text:p>277.6017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6.28544">
                <text:p>276.285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5.147612">
                <text:p>275.1476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6.457857">
                <text:p>276.4578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3.948314">
                <text:p>273.9483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4.186108">
                <text:p>284.186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8.546831">
                <text:p>278.5468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9.728665">
                <text:p>279.728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7.505021">
                <text:p>277.505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4.793389">
                <text:p>274.7933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4.59197">
                <text:p>274.591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6.876806">
                <text:p>276.8768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3.712232">
                <text:p>273.7122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6.509582">
                <text:p>276.5095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8.005695">
                <text:p>278.0056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4.028123">
                <text:p>274.028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7.521995">
                <text:p>277.5219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3.867253">
                <text:p>283.8672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6.496741">
                <text:p>276.4967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4.934498">
                <text:p>274.9344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5.840529">
                <text:p>275.8405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3.799679">
                <text:p>273.7996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6.863183">
                <text:p>276.863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9.734277">
                <text:p>279.734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4.132172">
                <text:p>274.132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3.350617">
                <text:p>273.3506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4.01598">
                <text:p>274.015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6.423847">
                <text:p>276.4238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6.85727">
                <text:p>276.857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3.28075">
                <text:p>273.28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4.619609">
                <text:p>274.619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2.019524">
                <text:p>282.0195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0.09433">
                <text:p>290.094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6.592343">
                <text:p>276.5923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4.472859">
                <text:p>274.472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3.401085">
                <text:p>273.401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0.148295">
                <text:p>280.1482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3.624816">
                <text:p>283.6248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4.145226">
                <text:p>274.1452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8.379043">
                <text:p>278.379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.301508">
                <text:p>274.3015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4.903086">
                <text:p>274.9030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8.395306">
                <text:p>278.3953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6.487391">
                <text:p>276.4873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.889367">
                <text:p>276.8893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7.007294">
                <text:p>277.0072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4.630196">
                <text:p>274.630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4.362965">
                <text:p>274.3629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6.516547">
                <text:p>276.5165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3.689079">
                <text:p>273.6890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6.500657">
                <text:p>276.5006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.580613">
                <text:p>274.5806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7.168713">
                <text:p>277.168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8.870734">
                <text:p>278.8707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6.540106">
                <text:p>276.5401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8.009006">
                <text:p>278.009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8.753163">
                <text:p>278.753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